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draw:auto-grow-height="false" draw:auto-grow-width="true" fo:padding-top="0.225cm" fo:padding-bottom="0.225cm" fo:padding-left="0.35cm" fo:padding-right="0.35cm"/>
      <style:paragraph-properties style:writing-mode="tb-rl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svg:stroke-color="#c0c0c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635cm" svg:y1="2.635cm" svg:x2="1.635cm" svg:y2="28.635cm">
          <text:p text:style-name="P1"><text:s text:c="2"/></text:p>
        </draw:line>
        <draw:custom-shape draw:style-name="gr2" draw:text-style-name="P1" draw:layer="layout" svg:width="4cm" svg:height="22cm" svg:x="3.135cm" svg:y="4.635cm">
          <text:p text:style-name="P1">infond</text:p>
          <text:p text:style-name="P1">serv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5cm" svg:height="9cm" svg:x="9.135cm" svg:y="6.135cm">
          <text:p text:style-name="P1">player.lu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5cm" svg:height="9cm" svg:x="9.135cm" svg:y="16.635cm">
          <text:p text:style-name="P1">player.lu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2.5cm" svg:x="13.635cm" svg:y="8.135cm">
          <text:p text:style-name="P1">creature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2.5cm" svg:x="14.135cm" svg:y="8.635cm">
          <text:p text:style-name="P1">creature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2.5cm" svg:x="14.635cm" svg:y="9.135cm">
          <text:p text:style-name="P1">creature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2.5cm" svg:x="13.635cm" svg:y="18.635cm">
          <text:p text:style-name="P1">creature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2.5cm" svg:x="14.135cm" svg:y="19.135cm">
          <text:p text:style-name="P1">creature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2.5cm" svg:x="14.635cm" svg:y="19.635cm">
          <text:p text:style-name="P1">creature code</text:p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4" draw:text-style-name="P2" draw:layer="layout" svg:width="8.5cm" svg:height="26cm" svg:x="6.635cm" svg:y="2.635cm" svg:viewBox="0 0 8501 26001" draw:points="0,0 0,3500 4000,4500 4000,6000 8500,7000 8500,8500 4000,10000 4000,11500 0,13000 0,14000 4000,15000 4000,16500 8500,17500 8500,19000 4000,20500 4000,22000 0,23500 0,26000">
          <text:p text:style-name="P3"/>
        </draw:polyline>
        <draw:line draw:style-name="gr5" draw:text-style-name="P2" draw:layer="layout" svg:x1="8.135cm" svg:y1="2.635cm" svg:x2="8.135cm" svg:y2="28.635cm">
          <text:p text:style-name="P3"/>
        </draw:line>
        <draw:frame draw:style-name="gr6" draw:layer="layout" svg:width="1.916cm" svg:height="0.962cm" svg:x="0.635cm" svg:y="1.635cm">
          <draw:text-box>
            <text:p text:style-name="P3">Time</text:p>
          </draw:text-box>
        </draw:frame>
        <draw:frame draw:style-name="gr6" draw:layer="layout" svg:width="2.542cm" svg:height="0.962cm" svg:x="5.135cm" svg:y="1.673cm">
          <draw:text-box>
            <text:p text:style-name="P3">Control</text:p>
          </draw:text-box>
        </draw:frame>
        <draw:circle draw:style-name="gr7" draw:text-style-name="P1" draw:layer="layout" svg:width="1cm" svg:height="1cm" svg:x="7.635cm" svg:y="6.135cm">
          <text:p text:style-name="P1">1</text:p>
        </draw:circle>
        <draw:circle draw:style-name="gr7" draw:text-style-name="P1" draw:layer="layout" svg:width="1cm" svg:height="1cm" svg:x="7.635cm" svg:y="14.635cm">
          <text:p text:style-name="P1">4</text:p>
        </draw:circle>
        <draw:circle draw:style-name="gr7" draw:text-style-name="P1" draw:layer="layout" svg:width="1cm" svg:height="1cm" svg:x="12.135cm" svg:y="8.635cm">
          <text:p text:style-name="P1">2</text:p>
        </draw:circle>
        <draw:circle draw:style-name="gr7" draw:text-style-name="P1" draw:layer="layout" svg:width="1cm" svg:height="1cm" svg:x="12.135cm" svg:y="11.635cm">
          <text:p text:style-name="P1">3</text:p>
        </draw:circle>
        <draw:circle draw:style-name="gr7" draw:text-style-name="P1" draw:layer="layout" svg:width="1cm" svg:height="1cm" svg:x="12.135cm" svg:y="19.135cm">
          <text:p text:style-name="P1">6</text:p>
        </draw:circle>
        <draw:circle draw:style-name="gr7" draw:text-style-name="P1" draw:layer="layout" svg:width="1cm" svg:height="1cm" svg:x="12.135cm" svg:y="22.135cm">
          <text:p text:style-name="P1">7</text:p>
        </draw:circle>
        <draw:line draw:style-name="gr8" draw:text-style-name="P2" draw:layer="layout" svg:x1="3.135cm" svg:y1="16.135cm" svg:x2="7.135cm" svg:y2="16.135cm">
          <text:p text:style-name="P3"/>
        </draw:line>
        <draw:circle draw:style-name="gr7" draw:text-style-name="P1" draw:layer="layout" svg:width="1cm" svg:height="1cm" svg:x="4.635cm" svg:y="15.635cm">
          <text:p text:style-name="P1">5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pitch-asian="variable" style:font-size-asian="24pt" style:language-asian="zh" style:country-asian="CN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6-11-02T22:50:14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